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uhammad, S., Tegegne, F., Ekanem, E. (2004). Factors Contributing to Success of Small Farm Operations in</text:p>
      <text:p text:style-name="Standard">Tennessee, Institute of Agricultural and Environmental Research Tennessee State University Nashville,</text:p>
      <text:p text:style-name="Standard">Tennessee, Journal of Extension, Volume 42 (4).</text:p>
      <text:p text:style-name="Standard"/>
      <text:p text:style-name="Standard"/>
      <text:p text:style-name="Standard">Moran J.(2009), Business Management For Tropical Farmers. LandLinks Press, Colloywood, Australia.</text:p>
      <text:p text:style-name="Standard"/>
      <text:p text:style-name="Standard">Thorpe W., Muriuki, H. G., Omore, A., Owango, M.O. and Staal, S. (2000). “Dairy</text:p>
      <text:p text:style-name="Standard">Development in Kenya: The past, the present and the future”. Paper presented at the</text:p>
      <text:p text:style-name="Standard">Annual Symposium of the Animal Production Society of Kenya, Nairobi, March 22-23.</text:p>
      <text:p text:style-name="Standard"/>
      <text:p text:style-name="Standard">USAID. (2008). Kenya Dairy Sector competitiveness program: Milk shed Assessment and small business</text:p>
      <text:p text:style-name="Standard">organization needs analysis. Land O Lakes/ Fibec limited Report.</text:p>
      <text:p text:style-name="Standard"/>
      <text:p text:style-name="Standard">Ministry of livestock development. (2006). Annual Report.</text:p>
      <text:p text:style-name="Standard"/>
      <text:p text:style-name="Standard">Ministry of livestock development. (2006). Small holder Farmers Guide to Dairy Farming as a Business.</text:p>
      <text:p text:style-name="Standard">Tranel, L, F. (2002). Managin Dairy Farm Finances. IOWA State University Cooperative Extension</text:p>
      <text:p text:style-name="Standard"/>
      <text:p text:style-name="Standard">Muriuki, H, G. (2003). Milk and Dairy Products, Post-harvest Losses and Food Safety in Sub-Saharan Africa</text:p>
      <text:p text:style-name="Standard">and the Near East, a Review of the Small Scale Dairy Sector – Kenya. Rome, Italy: Food and Agricultural</text:p>
      <text:p text:style-name="Standard">Organization.</text:p>
      <text:p text:style-name="Standard">horpe W., Muriuki H.G., Omor A., Owango M.O. and S. Steel. (2000). Dairy development in Kenya: The past,</text:p>
      <text:p text:style-name="Standard">the present and the future. Annual symposium of the Animal Production Society of Kenya, 22-23 March</text:p>
      <text:p text:style-name="Standard">2000. Nairobi.</text:p>
      <text:p text:style-name="Standard">Brannstorm A.J.,(2006). Using Farm Records Effectively For Business &amp; Financial Management. Faculty , UW Centre for Dairy profitability.</text:p>
      <text:p text:style-name="Standard">Muhammad, S., Tegegne, F. , Elkamem, E. (2004), Factors Contributing to Success of Small operations in Tennesse, Institute of Agricultural and Environment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nga </meta:initial-creator>
    <meta:creation-date>2014-02-16T21:19:46</meta:creation-date>
    <dc:date>2014-02-16T22:17:07</dc:date>
    <dc:creator>banga </dc:creator>
    <meta:editing-duration>PT10M1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20" meta:word-count="254" meta:character-count="1753" meta:non-whitespace-character-count="1504"/>
  </office:meta>
</office:document-meta>
</file>